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paragraph-rsid="01fb5222"/>
    </style:style>
    <style:style style:name="P44" style:family="paragraph" style:parent-style-name="Title">
      <style:text-properties officeooo:rsid="01720e6f" officeooo:paragraph-rsid="01720e6f"/>
    </style:style>
    <style:style style:name="P45" style:family="paragraph" style:parent-style-name="Table_20_Contents">
      <style:text-properties officeooo:rsid="01b8005e" officeooo:paragraph-rsid="01b8005e"/>
    </style:style>
    <style:style style:name="P46" style:family="paragraph" style:parent-style-name="Table_20_Contents">
      <style:text-properties officeooo:rsid="01bb021e" officeooo:paragraph-rsid="01bb021e"/>
    </style:style>
    <style:style style:name="P47" style:family="paragraph" style:parent-style-name="Table_20_Contents">
      <style:text-properties officeooo:rsid="01bcfe84" officeooo:paragraph-rsid="01bcfe84"/>
    </style:style>
    <style:style style:name="P48" style:family="paragraph" style:parent-style-name="Table_20_Contents">
      <style:text-properties officeooo:rsid="01be0c1f" officeooo:paragraph-rsid="01be0c1f"/>
    </style:style>
    <style:style style:name="P49" style:family="paragraph" style:parent-style-name="Table_20_Contents">
      <style:text-properties officeooo:rsid="01bfc655" officeooo:paragraph-rsid="01bfc655"/>
    </style:style>
    <style:style style:name="P50" style:family="paragraph" style:parent-style-name="Table_20_Contents">
      <style:text-properties officeooo:rsid="01c0d3a4" officeooo:paragraph-rsid="01c0d3a4"/>
    </style:style>
    <style:style style:name="P51" style:family="paragraph" style:parent-style-name="Table_20_Contents">
      <style:text-properties officeooo:rsid="01c1da3d" officeooo:paragraph-rsid="01c1da3d"/>
    </style:style>
    <style:style style:name="P52" style:family="paragraph" style:parent-style-name="Table_20_Contents">
      <style:text-properties officeooo:rsid="01c3c540" officeooo:paragraph-rsid="01c3c540"/>
    </style:style>
    <style:style style:name="P53" style:family="paragraph" style:parent-style-name="Table_20_Contents">
      <style:text-properties officeooo:rsid="01c3c540" officeooo:paragraph-rsid="01d1df47"/>
    </style:style>
    <style:style style:name="P54" style:family="paragraph" style:parent-style-name="Table_20_Contents">
      <style:text-properties officeooo:rsid="01c4a927" officeooo:paragraph-rsid="01c4a927"/>
    </style:style>
    <style:style style:name="P55" style:family="paragraph" style:parent-style-name="Table_20_Contents">
      <style:text-properties officeooo:rsid="01c4c0af" officeooo:paragraph-rsid="01c7ee67"/>
    </style:style>
    <style:style style:name="P56" style:family="paragraph" style:parent-style-name="Table_20_Contents">
      <style:text-properties officeooo:rsid="01c604e1" officeooo:paragraph-rsid="01c7ee67"/>
    </style:style>
    <style:style style:name="P57" style:family="paragraph" style:parent-style-name="Table_20_Contents">
      <style:text-properties officeooo:rsid="01c7ee67" officeooo:paragraph-rsid="01c7ee67"/>
    </style:style>
    <style:style style:name="P58" style:family="paragraph" style:parent-style-name="Table_20_Contents">
      <style:text-properties officeooo:rsid="01c9e49d" officeooo:paragraph-rsid="01c9e49d"/>
    </style:style>
    <style:style style:name="P59" style:family="paragraph" style:parent-style-name="Table_20_Contents">
      <style:text-properties officeooo:rsid="01ceca29" officeooo:paragraph-rsid="01ceca29"/>
    </style:style>
    <style:style style:name="P60" style:family="paragraph" style:parent-style-name="Table_20_Contents">
      <style:text-properties officeooo:rsid="01d06c72" officeooo:paragraph-rsid="01d06c72"/>
    </style:style>
    <style:style style:name="P61" style:family="paragraph" style:parent-style-name="Table_20_Contents">
      <style:text-properties officeooo:rsid="01d06c72" officeooo:paragraph-rsid="01d1df47"/>
    </style:style>
    <style:style style:name="P62" style:family="paragraph" style:parent-style-name="Table_20_Contents">
      <style:text-properties officeooo:rsid="01d1df47" officeooo:paragraph-rsid="01d1df47"/>
    </style:style>
    <style:style style:name="P63" style:family="paragraph" style:parent-style-name="Table_20_Contents">
      <style:text-properties officeooo:rsid="01d4de87" officeooo:paragraph-rsid="01d4de87"/>
    </style:style>
    <style:style style:name="P64" style:family="paragraph" style:parent-style-name="Table_20_Contents">
      <style:text-properties officeooo:rsid="01d52bf7" officeooo:paragraph-rsid="01d52bf7"/>
    </style:style>
    <style:style style:name="P65" style:family="paragraph" style:parent-style-name="Table_20_Contents">
      <style:text-properties officeooo:rsid="01d74fdf" officeooo:paragraph-rsid="01d74fdf"/>
    </style:style>
    <style:style style:name="P66" style:family="paragraph" style:parent-style-name="Table_20_Contents">
      <style:text-properties officeooo:rsid="01deb904" officeooo:paragraph-rsid="01deb904"/>
    </style:style>
    <style:style style:name="P67" style:family="paragraph" style:parent-style-name="Table_20_Contents">
      <style:text-properties officeooo:rsid="01e119da" officeooo:paragraph-rsid="01e119da"/>
    </style:style>
    <style:style style:name="P68" style:family="paragraph" style:parent-style-name="Text_20_body" style:list-style-name="L1">
      <style:text-properties officeooo:rsid="004628fa" officeooo:paragraph-rsid="004628fa"/>
    </style:style>
    <style:style style:name="P69" style:family="paragraph" style:parent-style-name="Text_20_body" style:list-style-name="L1">
      <style:text-properties officeooo:rsid="0046f339" officeooo:paragraph-rsid="0046f339"/>
    </style:style>
    <style:style style:name="P70" style:family="paragraph" style:parent-style-name="Text_20_body" style:list-style-name="L1">
      <style:text-properties officeooo:rsid="004864d2" officeooo:paragraph-rsid="004864d2"/>
    </style:style>
    <style:style style:name="P71" style:family="paragraph" style:parent-style-name="Text_20_body" style:list-style-name="L1">
      <style:text-properties officeooo:rsid="004913ea" officeooo:paragraph-rsid="004913ea"/>
    </style:style>
    <style:style style:name="P72" style:family="paragraph" style:parent-style-name="Text_20_body" style:list-style-name="L2">
      <style:text-properties officeooo:paragraph-rsid="0065bdcb"/>
    </style:style>
    <style:style style:name="P73" style:family="paragraph" style:parent-style-name="Text_20_body" style:list-style-name="L2">
      <style:text-properties fo:font-style="normal" officeooo:rsid="0059ae34" officeooo:paragraph-rsid="0065bdcb" style:font-style-asian="normal" style:font-style-complex="normal"/>
    </style:style>
    <style:style style:name="P74" style:family="paragraph" style:parent-style-name="Text_20_body" style:list-style-name="L3">
      <style:text-properties officeooo:rsid="00c59e65" officeooo:paragraph-rsid="00c59e65"/>
    </style:style>
    <style:style style:name="P75" style:family="paragraph" style:parent-style-name="Text_20_body" style:list-style-name="L3">
      <style:text-properties officeooo:rsid="00c86822" officeooo:paragraph-rsid="00c86822"/>
    </style:style>
    <style:style style:name="P76" style:family="paragraph" style:parent-style-name="Text_20_body" style:list-style-name="L3">
      <style:text-properties officeooo:rsid="00ca3f78" officeooo:paragraph-rsid="00ca3f78"/>
    </style:style>
    <style:style style:name="P77" style:family="paragraph" style:parent-style-name="Text_20_body" style:list-style-name="L3">
      <style:text-properties officeooo:rsid="00ca3f78" officeooo:paragraph-rsid="023c81f1"/>
    </style:style>
    <style:style style:name="P78" style:family="paragraph" style:parent-style-name="Text_20_body" style:list-style-name="L3">
      <style:text-properties officeooo:rsid="00cb9bac" officeooo:paragraph-rsid="00cb9bac"/>
    </style:style>
    <style:style style:name="P79" style:family="paragraph" style:parent-style-name="Text_20_body" style:list-style-name="L4">
      <style:text-properties officeooo:rsid="00f6842d" officeooo:paragraph-rsid="00f6842d"/>
    </style:style>
    <style:style style:name="P80" style:family="paragraph" style:parent-style-name="Text_20_body" style:list-style-name="L4">
      <style:text-properties officeooo:rsid="00fbb8db" officeooo:paragraph-rsid="00fbb8db"/>
    </style:style>
    <style:style style:name="P81" style:family="paragraph" style:parent-style-name="Text_20_body" style:list-style-name="L5">
      <style:text-properties officeooo:rsid="017725b9" officeooo:paragraph-rsid="0254effd"/>
    </style:style>
    <style:style style:name="P82" style:family="paragraph" style:parent-style-name="Text_20_body" style:list-style-name="L5">
      <style:text-properties officeooo:rsid="017ad603" officeooo:paragraph-rsid="017bbdd7"/>
    </style:style>
    <style:style style:name="P83" style:family="paragraph" style:parent-style-name="Text_20_body" style:list-style-name="L5">
      <style:text-properties officeooo:rsid="0184de4a" officeooo:paragraph-rsid="0184de4a"/>
    </style:style>
    <style:style style:name="P84" style:family="paragraph" style:parent-style-name="Text_20_body" style:list-style-name="L5">
      <style:text-properties officeooo:rsid="01889fef" officeooo:paragraph-rsid="01889fef"/>
    </style:style>
    <style:style style:name="P85" style:family="paragraph" style:parent-style-name="Text_20_body" style:list-style-name="L5">
      <style:text-properties officeooo:rsid="018e0dab" officeooo:paragraph-rsid="018e0dab"/>
    </style:style>
    <style:style style:name="P86" style:family="paragraph" style:parent-style-name="Text_20_body" style:list-style-name="L5">
      <style:text-properties officeooo:rsid="019b273b" officeooo:paragraph-rsid="019b273b"/>
    </style:style>
    <style:style style:name="P87" style:family="paragraph" style:parent-style-name="Text_20_body" style:list-style-name="L5">
      <style:text-properties officeooo:rsid="01a6b1d4" officeooo:paragraph-rsid="01a6b1d4"/>
    </style:style>
    <style:style style:name="P88" style:family="paragraph" style:parent-style-name="Text_20_body" style:list-style-name="L3">
      <style:text-properties officeooo:rsid="023da67e" officeooo:paragraph-rsid="023da67e"/>
    </style:style>
    <style:style style:name="P89" style:family="paragraph" style:parent-style-name="Heading_20_1">
      <style:text-properties officeooo:rsid="004cd4de" officeooo:paragraph-rsid="004cd4de"/>
    </style:style>
    <style:style style:name="P90" style:family="paragraph" style:parent-style-name="Heading_20_1">
      <style:text-properties officeooo:rsid="004dc1a9" officeooo:paragraph-rsid="004dc1a9"/>
    </style:style>
    <style:style style:name="P91" style:family="paragraph" style:parent-style-name="Heading_20_1">
      <style:text-properties officeooo:rsid="00a7c7f9" officeooo:paragraph-rsid="00a7c7f9"/>
    </style:style>
    <style:style style:name="P92" style:family="paragraph" style:parent-style-name="Heading_20_1">
      <style:text-properties officeooo:rsid="0102d0b6" officeooo:paragraph-rsid="0102d0b6"/>
    </style:style>
    <style:style style:name="P93" style:family="paragraph" style:parent-style-name="Heading_20_1">
      <style:text-properties officeooo:rsid="01fb5222" officeooo:paragraph-rsid="01fb5222"/>
    </style:style>
    <style:style style:name="P94" style:family="paragraph" style:parent-style-name="Heading_20_3">
      <style:text-properties officeooo:rsid="005290af" officeooo:paragraph-rsid="005290af"/>
    </style:style>
    <style:style style:name="P95" style:family="paragraph" style:parent-style-name="Heading_20_3">
      <style:text-properties officeooo:rsid="0062a2c9" officeooo:paragraph-rsid="0062a2c9"/>
    </style:style>
    <style:style style:name="P96" style:family="paragraph" style:parent-style-name="Heading_20_3">
      <style:text-properties officeooo:rsid="00ba8c5c" officeooo:paragraph-rsid="00ba8c5c"/>
    </style:style>
    <style:style style:name="P97" style:family="paragraph" style:parent-style-name="Heading_20_3">
      <style:text-properties officeooo:rsid="00c1a081" officeooo:paragraph-rsid="00c1a081"/>
    </style:style>
    <style:style style:name="P98" style:family="paragraph" style:parent-style-name="Heading_20_3">
      <style:text-properties officeooo:rsid="00d3dbbb" officeooo:paragraph-rsid="00d3dbbb"/>
    </style:style>
    <style:style style:name="P99" style:family="paragraph" style:parent-style-name="Heading_20_3">
      <style:text-properties officeooo:rsid="011c7fe6" officeooo:paragraph-rsid="011c7fe6"/>
    </style:style>
    <style:style style:name="P100" style:family="paragraph" style:parent-style-name="Heading_20_3">
      <style:text-properties officeooo:rsid="01393f50" officeooo:paragraph-rsid="01393f50"/>
    </style:style>
    <style:style style:name="P101" style:family="paragraph" style:parent-style-name="Heading_20_3">
      <style:text-properties officeooo:rsid="015fc121" officeooo:paragraph-rsid="015fc121"/>
    </style:style>
    <style:style style:name="P102" style:family="paragraph" style:parent-style-name="Heading_20_3">
      <style:text-properties fo:font-style="normal" officeooo:rsid="0175388b" officeooo:paragraph-rsid="0175388b" style:font-style-asian="normal" style:font-style-complex="normal"/>
    </style:style>
    <style:style style:name="P103" style:family="paragraph" style:parent-style-name="Heading_20_2">
      <style:text-properties officeooo:rsid="000d5041" officeooo:paragraph-rsid="000d5041"/>
    </style:style>
    <style:style style:name="P104" style:family="paragraph" style:parent-style-name="Heading_20_2">
      <style:text-properties officeooo:rsid="004dc1a9" officeooo:paragraph-rsid="004dc1a9"/>
    </style:style>
    <style:style style:name="P105" style:family="paragraph" style:parent-style-name="Heading_20_2">
      <style:text-properties officeooo:rsid="00a7c7f9" officeooo:paragraph-rsid="00a7c7f9"/>
    </style:style>
    <style:style style:name="P106" style:family="paragraph" style:parent-style-name="Heading_20_2">
      <style:text-properties officeooo:rsid="0102d0b6" officeooo:paragraph-rsid="0102d0b6"/>
    </style:style>
    <style:style style:name="P107" style:family="paragraph" style:parent-style-name="Heading_20_2">
      <style:text-properties officeooo:rsid="0105f6cf" officeooo:paragraph-rsid="0105f6cf"/>
    </style:style>
    <style:style style:name="P108" style:family="paragraph" style:parent-style-name="Heading_20_2">
      <style:text-properties officeooo:rsid="01fb5222" officeooo:paragraph-rsid="01fb5222"/>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italic" officeooo:rsid="025d441a" style:font-style-asian="italic" style:font-style-complex="italic"/>
    </style:style>
    <style:style style:name="T45" style:family="text">
      <style:text-properties fo:font-style="italic" officeooo:rsid="01e4fa68"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563a37" style:font-style-asian="normal" style:font-style-complex="normal"/>
    </style:style>
    <style:style style:name="T48" style:family="text">
      <style:text-properties fo:font-style="normal" officeooo:rsid="005647ff" style:font-style-asian="normal" style:font-style-complex="normal"/>
    </style:style>
    <style:style style:name="T49" style:family="text">
      <style:text-properties fo:font-style="normal" officeooo:rsid="005796bc" style:font-style-asian="normal" style:font-style-complex="normal"/>
    </style:style>
    <style:style style:name="T50" style:family="text">
      <style:text-properties fo:font-style="normal" officeooo:rsid="0058bf04" style:font-style-asian="normal" style:font-style-complex="normal"/>
    </style:style>
    <style:style style:name="T51" style:family="text">
      <style:text-properties fo:font-style="normal" officeooo:rsid="0059004c" style:font-style-asian="normal" style:font-style-complex="normal"/>
    </style:style>
    <style:style style:name="T52" style:family="text">
      <style:text-properties fo:font-style="normal" officeooo:rsid="005b8baf" style:font-style-asian="normal" style:font-style-complex="normal"/>
    </style:style>
    <style:style style:name="T53" style:family="text">
      <style:text-properties fo:font-style="normal" officeooo:rsid="005d258f" style:font-style-asian="normal" style:font-style-complex="normal"/>
    </style:style>
    <style:style style:name="T54" style:family="text">
      <style:text-properties fo:font-style="normal" officeooo:rsid="005f2151" style:font-style-asian="normal" style:font-style-complex="normal"/>
    </style:style>
    <style:style style:name="T55" style:family="text">
      <style:text-properties fo:font-style="normal" officeooo:rsid="00604c5d" style:font-style-asian="normal" style:font-style-complex="normal"/>
    </style:style>
    <style:style style:name="T56" style:family="text">
      <style:text-properties fo:font-style="normal" officeooo:rsid="00607b58" style:font-style-asian="normal" style:font-style-complex="normal"/>
    </style:style>
    <style:style style:name="T57" style:family="text">
      <style:text-properties fo:font-style="normal" officeooo:rsid="0060f6a0" style:font-style-asian="normal" style:font-style-complex="normal"/>
    </style:style>
    <style:style style:name="T58" style:family="text">
      <style:text-properties fo:font-style="normal" officeooo:rsid="00621e97" style:font-style-asian="normal" style:font-style-complex="normal"/>
    </style:style>
    <style:style style:name="T59" style:family="text">
      <style:text-properties fo:font-style="normal" officeooo:rsid="00666e48" style:font-style-asian="normal" style:font-style-complex="normal"/>
    </style:style>
    <style:style style:name="T60" style:family="text">
      <style:text-properties fo:font-style="normal" officeooo:rsid="0123d576" style:font-style-asian="normal" style:font-style-complex="normal"/>
    </style:style>
    <style:style style:name="T61" style:family="text">
      <style:text-properties fo:font-style="normal" officeooo:rsid="012a71ea" style:font-style-asian="normal" style:font-style-complex="normal"/>
    </style:style>
    <style:style style:name="T62" style:family="text">
      <style:text-properties fo:font-style="normal" officeooo:rsid="012c5c38" style:font-style-asian="normal" style:font-style-complex="normal"/>
    </style:style>
    <style:style style:name="T63" style:family="text">
      <style:text-properties fo:font-style="normal" officeooo:rsid="012db2b9" style:font-style-asian="normal" style:font-style-complex="normal"/>
    </style:style>
    <style:style style:name="T64" style:family="text">
      <style:text-properties fo:font-style="normal" officeooo:rsid="012eb12c" style:font-style-asian="normal" style:font-style-complex="normal"/>
    </style:style>
    <style:style style:name="T65" style:family="text">
      <style:text-properties fo:font-style="normal" officeooo:rsid="012ee771" style:font-style-asian="normal" style:font-style-complex="normal"/>
    </style:style>
    <style:style style:name="T66" style:family="text">
      <style:text-properties fo:font-style="normal" officeooo:rsid="0132a509" style:font-style-asian="normal" style:font-style-complex="normal"/>
    </style:style>
    <style:style style:name="T67" style:family="text">
      <style:text-properties fo:font-style="normal" officeooo:rsid="013326d3" style:font-style-asian="normal" style:font-style-complex="normal"/>
    </style:style>
    <style:style style:name="T68" style:family="text">
      <style:text-properties fo:font-style="normal" officeooo:rsid="0134fc28" style:font-style-asian="normal" style:font-style-complex="normal"/>
    </style:style>
    <style:style style:name="T69" style:family="text">
      <style:text-properties fo:font-style="normal" officeooo:rsid="0136a5f1" style:font-style-asian="normal" style:font-style-complex="normal"/>
    </style:style>
    <style:style style:name="T70" style:family="text">
      <style:text-properties fo:font-style="normal" officeooo:rsid="0136b7dd" style:font-style-asian="normal" style:font-style-complex="normal"/>
    </style:style>
    <style:style style:name="T71" style:family="text">
      <style:text-properties fo:font-style="normal" officeooo:rsid="01372c83" style:font-style-asian="normal" style:font-style-complex="normal"/>
    </style:style>
    <style:style style:name="T72" style:family="text">
      <style:text-properties fo:font-style="normal" officeooo:rsid="01386f82" style:font-style-asian="normal" style:font-style-complex="normal"/>
    </style:style>
    <style:style style:name="T73" style:family="text">
      <style:text-properties fo:font-style="normal" officeooo:rsid="015cef72" style:font-style-asian="normal" style:font-style-complex="normal"/>
    </style:style>
    <style:style style:name="T74" style:family="text">
      <style:text-properties fo:font-style="normal" officeooo:rsid="016da758" style:font-style-asian="normal" style:font-style-complex="normal"/>
    </style:style>
    <style:style style:name="T75" style:family="text">
      <style:text-properties fo:font-style="normal" officeooo:rsid="016f05c0" style:font-style-asian="normal" style:font-style-complex="normal"/>
    </style:style>
    <style:style style:name="T76" style:family="text">
      <style:text-properties fo:font-style="normal" officeooo:rsid="01703c3e" style:font-style-asian="normal" style:font-style-complex="normal"/>
    </style:style>
    <style:style style:name="T77" style:family="text">
      <style:text-properties fo:font-style="normal" officeooo:rsid="0173253e" style:font-style-asian="normal" style:font-style-complex="normal"/>
    </style:style>
    <style:style style:name="T78" style:family="text">
      <style:text-properties fo:font-style="normal" officeooo:rsid="017725b9" style:font-style-asian="normal" style:font-style-complex="normal"/>
    </style:style>
    <style:style style:name="T79" style:family="text">
      <style:text-properties fo:font-style="normal" officeooo:rsid="01791548" style:font-style-asian="normal" style:font-style-complex="normal"/>
    </style:style>
    <style:style style:name="T80" style:family="text">
      <style:text-properties fo:font-style="normal" officeooo:rsid="017a337b" style:font-style-asian="normal" style:font-style-complex="normal"/>
    </style:style>
    <style:style style:name="T81" style:family="text">
      <style:text-properties fo:font-style="normal" officeooo:rsid="017bbdd7" style:font-style-asian="normal" style:font-style-complex="normal"/>
    </style:style>
    <style:style style:name="T82" style:family="text">
      <style:text-properties fo:font-style="normal" officeooo:rsid="017da879" style:font-style-asian="normal" style:font-style-complex="normal"/>
    </style:style>
    <style:style style:name="T83" style:family="text">
      <style:text-properties fo:font-style="normal" officeooo:rsid="017f72e4" style:font-style-asian="normal" style:font-style-complex="normal"/>
    </style:style>
    <style:style style:name="T84" style:family="text">
      <style:text-properties fo:font-style="normal" officeooo:rsid="0180effe" style:font-style-asian="normal" style:font-style-complex="normal"/>
    </style:style>
    <style:style style:name="T85" style:family="text">
      <style:text-properties fo:font-style="normal" officeooo:rsid="0182089f" style:font-style-asian="normal" style:font-style-complex="normal"/>
    </style:style>
    <style:style style:name="T86" style:family="text">
      <style:text-properties fo:font-style="normal" officeooo:rsid="0182e5fd" style:font-style-asian="normal" style:font-style-complex="normal"/>
    </style:style>
    <style:style style:name="T87" style:family="text">
      <style:text-properties fo:font-style="normal" officeooo:rsid="01857de3" style:font-style-asian="normal" style:font-style-complex="normal"/>
    </style:style>
    <style:style style:name="T88" style:family="text">
      <style:text-properties fo:font-style="normal" officeooo:rsid="018849f5" style:font-style-asian="normal" style:font-style-complex="normal"/>
    </style:style>
    <style:style style:name="T89" style:family="text">
      <style:text-properties fo:font-style="normal" officeooo:rsid="0189fcf2" style:font-style-asian="normal" style:font-style-complex="normal"/>
    </style:style>
    <style:style style:name="T90" style:family="text">
      <style:text-properties fo:font-style="normal" officeooo:rsid="018b7f16" style:font-style-asian="normal" style:font-style-complex="normal"/>
    </style:style>
    <style:style style:name="T91" style:family="text">
      <style:text-properties fo:font-style="normal" officeooo:rsid="018cab8a" style:font-style-asian="normal" style:font-style-complex="normal"/>
    </style:style>
    <style:style style:name="T92" style:family="text">
      <style:text-properties fo:font-style="normal" officeooo:rsid="018f95f4" style:font-style-asian="normal" style:font-style-complex="normal"/>
    </style:style>
    <style:style style:name="T93" style:family="text">
      <style:text-properties fo:font-style="normal" officeooo:rsid="0191854e" style:font-style-asian="normal" style:font-style-complex="normal"/>
    </style:style>
    <style:style style:name="T94" style:family="text">
      <style:text-properties fo:font-style="normal" officeooo:rsid="01931823" style:font-style-asian="normal" style:font-style-complex="normal"/>
    </style:style>
    <style:style style:name="T95" style:family="text">
      <style:text-properties fo:font-style="normal" officeooo:rsid="01942172" style:font-style-asian="normal" style:font-style-complex="normal"/>
    </style:style>
    <style:style style:name="T96" style:family="text">
      <style:text-properties fo:font-style="normal" officeooo:rsid="01972a09" style:font-style-asian="normal" style:font-style-complex="normal"/>
    </style:style>
    <style:style style:name="T97" style:family="text">
      <style:text-properties fo:font-style="normal" officeooo:rsid="019b273b" style:font-style-asian="normal" style:font-style-complex="normal"/>
    </style:style>
    <style:style style:name="T98" style:family="text">
      <style:text-properties fo:font-style="normal" officeooo:rsid="019bb683" style:font-style-asian="normal" style:font-style-complex="normal"/>
    </style:style>
    <style:style style:name="T99" style:family="text">
      <style:text-properties fo:font-style="normal" officeooo:rsid="019bf4ca" style:font-style-asian="normal" style:font-style-complex="normal"/>
    </style:style>
    <style:style style:name="T100" style:family="text">
      <style:text-properties fo:font-style="normal" officeooo:rsid="019d5dfb" style:font-style-asian="normal" style:font-style-complex="normal"/>
    </style:style>
    <style:style style:name="T101" style:family="text">
      <style:text-properties fo:font-style="normal" officeooo:rsid="019f4ba3" style:font-style-asian="normal" style:font-style-complex="normal"/>
    </style:style>
    <style:style style:name="T102" style:family="text">
      <style:text-properties fo:font-style="normal" officeooo:rsid="01a24f62" style:font-style-asian="normal" style:font-style-complex="normal"/>
    </style:style>
    <style:style style:name="T103" style:family="text">
      <style:text-properties fo:font-style="normal" officeooo:rsid="01a2560f" style:font-style-asian="normal" style:font-style-complex="normal"/>
    </style:style>
    <style:style style:name="T104" style:family="text">
      <style:text-properties fo:font-style="normal" officeooo:rsid="01a7b1c3" style:font-style-asian="normal" style:font-style-complex="normal"/>
    </style:style>
    <style:style style:name="T105" style:family="text">
      <style:text-properties fo:font-style="normal" officeooo:rsid="01a8d1a8" style:font-style-asian="normal" style:font-style-complex="normal"/>
    </style:style>
    <style:style style:name="T106" style:family="text">
      <style:text-properties fo:font-style="normal" officeooo:rsid="01aa7e38" style:font-style-asian="normal" style:font-style-complex="normal"/>
    </style:style>
    <style:style style:name="T107" style:family="text">
      <style:text-properties fo:font-style="normal" officeooo:rsid="01ab68fc" style:font-style-asian="normal" style:font-style-complex="normal"/>
    </style:style>
    <style:style style:name="T108" style:family="text">
      <style:text-properties fo:font-style="normal" officeooo:rsid="01aba40c" style:font-style-asian="normal" style:font-style-complex="normal"/>
    </style:style>
    <style:style style:name="T109" style:family="text">
      <style:text-properties fo:font-style="normal" officeooo:rsid="01adf83a" style:font-style-asian="normal" style:font-style-complex="normal"/>
    </style:style>
    <style:style style:name="T110" style:family="text">
      <style:text-properties fo:font-style="normal" officeooo:rsid="01af1163" style:font-style-asian="normal" style:font-style-complex="normal"/>
    </style:style>
    <style:style style:name="T111" style:family="text">
      <style:text-properties fo:font-style="normal" officeooo:rsid="01b10c97" style:font-style-asian="normal" style:font-style-complex="normal"/>
    </style:style>
    <style:style style:name="T112" style:family="text">
      <style:text-properties fo:font-style="normal" officeooo:rsid="01b9d500" style:font-style-asian="normal" style:font-style-complex="normal"/>
    </style:style>
    <style:style style:name="T113" style:family="text">
      <style:text-properties fo:font-style="normal" officeooo:rsid="021ce731" style:font-style-asian="normal" style:font-style-complex="normal"/>
    </style:style>
    <style:style style:name="T114" style:family="text">
      <style:text-properties fo:font-style="normal" officeooo:rsid="02461f26" style:font-style-asian="normal" style:font-style-complex="normal"/>
    </style:style>
    <style:style style:name="T115" style:family="text">
      <style:text-properties fo:font-style="normal" officeooo:rsid="0247261a" style:font-style-asian="normal" style:font-style-complex="normal"/>
    </style:style>
    <style:style style:name="T116" style:family="text">
      <style:text-properties fo:font-style="normal" officeooo:rsid="02483bf9" style:font-style-asian="normal" style:font-style-complex="normal"/>
    </style:style>
    <style:style style:name="T117" style:family="text">
      <style:text-properties fo:font-style="normal" officeooo:rsid="0254a685" style:font-style-asian="normal" style:font-style-complex="normal"/>
    </style:style>
    <style:style style:name="T118" style:family="text">
      <style:text-properties fo:font-style="normal" officeooo:rsid="0254effd" style:font-style-asian="normal" style:font-style-complex="normal"/>
    </style:style>
    <style:style style:name="T119" style:family="text">
      <style:text-properties fo:font-style="normal" officeooo:rsid="02554dda" style:font-style-asian="normal" style:font-style-complex="normal"/>
    </style:style>
    <style:style style:name="T120" style:family="text">
      <style:text-properties fo:font-style="normal" officeooo:rsid="02557c4c" style:font-style-asian="normal" style:font-style-complex="normal"/>
    </style:style>
    <style:style style:name="T121" style:family="text">
      <style:text-properties fo:font-style="normal" officeooo:rsid="02572b4f" style:font-style-asian="normal" style:font-style-complex="normal"/>
    </style:style>
    <style:style style:name="T122" style:family="text">
      <style:text-properties fo:font-style="normal" officeooo:rsid="025863da" style:font-style-asian="normal" style:font-style-complex="normal"/>
    </style:style>
    <style:style style:name="T123" style:family="text">
      <style:text-properties fo:font-style="normal" officeooo:rsid="0259c914" style:font-style-asian="normal" style:font-style-complex="normal"/>
    </style:style>
    <style:style style:name="T124" style:family="text">
      <style:text-properties fo:font-style="normal" officeooo:rsid="025c3d3e" style:font-style-asian="normal" style:font-style-complex="normal"/>
    </style:style>
    <style:style style:name="T125" style:family="text">
      <style:text-properties fo:font-style="normal" officeooo:rsid="025ed250" style:font-style-asian="normal" style:font-style-complex="normal"/>
    </style:style>
    <style:style style:name="T126" style:family="text">
      <style:text-properties officeooo:rsid="006577e6"/>
    </style:style>
    <style:style style:name="T127" style:family="text">
      <style:text-properties officeooo:rsid="006aab38"/>
    </style:style>
    <style:style style:name="T128" style:family="text">
      <style:text-properties officeooo:rsid="006f6b4a"/>
    </style:style>
    <style:style style:name="T129" style:family="text">
      <style:text-properties officeooo:rsid="007bfb53"/>
    </style:style>
    <style:style style:name="T130" style:family="text">
      <style:text-properties officeooo:rsid="00930368"/>
    </style:style>
    <style:style style:name="T131" style:family="text">
      <style:text-properties officeooo:rsid="00a82784"/>
    </style:style>
    <style:style style:name="T132" style:family="text">
      <style:text-properties officeooo:rsid="00bbaae6"/>
    </style:style>
    <style:style style:name="T133" style:family="text">
      <style:text-properties officeooo:rsid="00bf579f"/>
    </style:style>
    <style:style style:name="T134" style:family="text">
      <style:text-properties officeooo:rsid="00c51332"/>
    </style:style>
    <style:style style:name="T135" style:family="text">
      <style:text-properties officeooo:rsid="00d60c33"/>
    </style:style>
    <style:style style:name="T136" style:family="text">
      <style:text-properties officeooo:rsid="00d9c972"/>
    </style:style>
    <style:style style:name="T137" style:family="text">
      <style:text-properties officeooo:rsid="00e06374"/>
    </style:style>
    <style:style style:name="T138" style:family="text">
      <style:text-properties officeooo:rsid="00ee8099"/>
    </style:style>
    <style:style style:name="T139" style:family="text">
      <style:text-properties officeooo:rsid="00f83e5a"/>
    </style:style>
    <style:style style:name="T140" style:family="text">
      <style:text-properties officeooo:rsid="00fbd1cb"/>
    </style:style>
    <style:style style:name="T141" style:family="text">
      <style:text-properties officeooo:rsid="00fd8d7c"/>
    </style:style>
    <style:style style:name="T142" style:family="text">
      <style:text-properties officeooo:rsid="011258d8"/>
    </style:style>
    <style:style style:name="T143" style:family="text">
      <style:text-properties officeooo:rsid="012031d7"/>
    </style:style>
    <style:style style:name="T144" style:family="text">
      <style:text-properties officeooo:rsid="0123d576"/>
    </style:style>
    <style:style style:name="T145" style:family="text">
      <style:text-properties officeooo:rsid="013bb772"/>
    </style:style>
    <style:style style:name="T146" style:family="text">
      <style:text-properties officeooo:rsid="014dc854"/>
    </style:style>
    <style:style style:name="T147" style:family="text">
      <style:text-properties officeooo:rsid="01627cb8"/>
    </style:style>
    <style:style style:name="T148" style:family="text">
      <style:text-properties officeooo:rsid="016a011c"/>
    </style:style>
    <style:style style:name="T149" style:family="text">
      <style:text-properties officeooo:rsid="01b4fc2a"/>
    </style:style>
    <style:style style:name="T150" style:family="text">
      <style:text-properties officeooo:rsid="01b9d500"/>
    </style:style>
    <style:style style:name="T151" style:family="text">
      <style:text-properties officeooo:rsid="01c1da3d"/>
    </style:style>
    <style:style style:name="T152" style:family="text">
      <style:text-properties officeooo:rsid="01c4e391"/>
    </style:style>
    <style:style style:name="T153" style:family="text">
      <style:text-properties officeooo:rsid="01c6e2c4"/>
    </style:style>
    <style:style style:name="T154" style:family="text">
      <style:text-properties officeooo:rsid="01cb6f95"/>
    </style:style>
    <style:style style:name="T155" style:family="text">
      <style:text-properties officeooo:rsid="01d06c72"/>
    </style:style>
    <style:style style:name="T156" style:family="text">
      <style:text-properties officeooo:rsid="01d6e4c9"/>
    </style:style>
    <style:style style:name="T157" style:family="text">
      <style:text-properties officeooo:rsid="01d91d78"/>
    </style:style>
    <style:style style:name="T158" style:family="text">
      <style:text-properties officeooo:rsid="01db0313"/>
    </style:style>
    <style:style style:name="T159" style:family="text">
      <style:text-properties officeooo:rsid="01e0152d"/>
    </style:style>
    <style:style style:name="T160" style:family="text">
      <style:text-properties officeooo:rsid="01e23b56"/>
    </style:style>
    <style:style style:name="T161" style:family="text">
      <style:text-properties officeooo:rsid="01e4fa68"/>
    </style:style>
    <style:style style:name="T162" style:family="text">
      <style:text-properties officeooo:rsid="01fc4ef6"/>
    </style:style>
    <style:style style:name="T163" style:family="text">
      <style:text-properties officeooo:rsid="0213c947"/>
    </style:style>
    <style:style style:name="T164" style:family="text">
      <style:text-properties officeooo:rsid="021481cd"/>
    </style:style>
    <style:style style:name="T165" style:family="text">
      <style:text-properties officeooo:rsid="02153a4c"/>
    </style:style>
    <style:style style:name="T166" style:family="text">
      <style:text-properties officeooo:rsid="02194fc7"/>
    </style:style>
    <style:style style:name="T167" style:family="text">
      <style:text-properties officeooo:rsid="021aa207"/>
    </style:style>
    <style:style style:name="T168" style:family="text">
      <style:text-properties officeooo:rsid="0220ffb4"/>
    </style:style>
    <style:style style:name="T169" style:family="text">
      <style:text-properties officeooo:rsid="0222d9c9"/>
    </style:style>
    <style:style style:name="T170" style:family="text">
      <style:text-properties officeooo:rsid="022f472b"/>
    </style:style>
    <style:style style:name="T171" style:family="text">
      <style:text-properties officeooo:rsid="02342154"/>
    </style:style>
    <style:style style:name="T172" style:family="text">
      <style:text-properties officeooo:rsid="0239255c"/>
    </style:style>
    <style:style style:name="T173" style:family="text">
      <style:text-properties officeooo:rsid="023a9752"/>
    </style:style>
    <style:style style:name="T174" style:family="text">
      <style:text-properties officeooo:rsid="023ad6b2"/>
    </style:style>
    <style:style style:name="T175" style:family="text">
      <style:text-properties officeooo:rsid="023c81f1"/>
    </style:style>
    <style:style style:name="T176" style:family="text">
      <style:text-properties officeooo:rsid="02426607"/>
    </style:style>
    <style:style style:name="T177" style:family="text">
      <style:text-properties officeooo:rsid="024bf473"/>
    </style:style>
    <style:style style:name="T178" style:family="text">
      <style:text-properties officeooo:rsid="0261d6c4"/>
    </style:style>
    <style:style style:name="T179" style:family="text">
      <style:text-properties officeooo:rsid="02672aeb"/>
    </style:style>
    <style:style style:name="T180" style:family="text">
      <style:text-properties officeooo:rsid="0267cba2"/>
    </style:style>
    <style:style style:name="T181" style:family="text">
      <style:text-properties officeooo:rsid="0268072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89"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3090140152592646160" text:style-name="L1">
        <text:list-item>
          <text:p text:style-name="P68">Chapter 2: explains the main concepts about android architecture useful at understanding the design and implementation of the system being ported.</text:p>
        </text:list-item>
        <text:list-item>
          <text:p text:style-name="P68">Chapter 3: <text:span text:style-name="T8">the TRACEDROID design is described in detail in a zoom in fashion.</text:span></text:p>
        </text:list-item>
        <text:list-item>
          <text:p text:style-name="P69">Chapter 4: the implementation notes and limitations are discussed.</text:p>
        </text:list-item>
        <text:list-item>
          <text:p text:style-name="P70">Chapter 5: <text:span text:style-name="T9">provides an evaluation of the system aimed at checking the increase of compatibility with android applications.</text:span></text:p>
        </text:list-item>
        <text:list-item>
          <text:p text:style-name="P71">Chapter 6: <text:span text:style-name="T10">describes future work related to android 7 for dynamic analysis and general concluding notes are considered.</text:span></text:p>
        </text:list-item>
      </text:list>
      <text:p text:style-name="P6"/>
      <text:h text:style-name="P90" text:outline-level="1"><text:soft-page-break/>Chapter 2</text:h>
      <text:h text:style-name="P104" text:outline-level="2">Background knowledge</text:h>
      <text:p text:style-name="P7"/>
      <text:p text:style-name="P8">TRACEDROID sandbox enables profiling of android applications by modifying the <text:span text:style-name="T128">D</text:span>alvik <text:span text:style-name="T128">VM </text:span>of <text:span text:style-name="T163">A</text:span>ndroid [1]. It is important, hence, to understand how <text:span text:style-name="T164">A</text:span>ndroid works, <text:span text:style-name="T165">how </text:span>its system architecture <text:span text:style-name="T165">is designed </text:span>and especially how the <text:span text:style-name="T11">virtual machine running the applications is structured. This section contains a brief overview of the whole architecture and a detailed explanation of the runtime core, namely the DVM.</text:span></text:p>
      <text:p text:style-name="P8"/>
      <text:h text:style-name="P94" text:outline-level="3">Android System Architecture</text:h>
      <text:p text:style-name="P9"/>
      <text:p text:style-name="P11">The <text:span text:style-name="T126">5 </text:span>layers that compose <text:span text:style-name="T12">Android</text:span> at the software level are shown in figure 2.1. <text:span text:style-name="T166">Below is a brief overview of the Android system architecture [13]:</text:span></text:p>
      <text:list xml:id="list6949329114621094316" text:style-name="L2">
        <text:list-item>
          <text:p text:style-name="P72"><text:span text:style-name="T167">The bottom layer is the </text:span><text:span text:style-name="T14">Linux kernel</text:span><text:span text:style-name="T47">, </text:span><text:span text:style-name="T48">a slightly modified version of the standard one. </text:span><text:span text:style-name="T49">The </text:span><text:span text:style-name="T50">improvements</text:span><text:span text:style-name="T49"> are aimed at adapting </text:span><text:span text:style-name="T50">the </text:span><text:span text:style-name="T51">kernel</text:span><text:span text:style-name="T49"> to the hardware constraints of the mobile devices. </text:span></text:p>
        </text:list-item>
        <text:list-item>
          <text:p text:style-name="P73">The libraries layer is a set of C/C++ essential C libraries rewritten to support ARM architecture. These libraries are accessible from the application framework. </text:p>
        </text:list-item>
        <text:list-item>
          <text:p text:style-name="P72"><text:span text:style-name="T52">The runtime is based on the dalvik virtual machine, with its specific libraries, and a collection of core libraries, </text:span><text:span text:style-name="T53">specifically </text:span><text:span text:style-name="T52">the interoperability libraries of the Java programming language. </text:span><text:span text:style-name="T56">Since version 4.4 (cod</text:span><text:span text:style-name="T59">e</text:span><text:span text:style-name="T56">name Kitkat) it is written in C++.</text:span><text:span text:style-name="T52"> </text:span></text:p>
        </text:list-item>
        <text:list-item>
          <text:p text:style-name="P72"><text:span text:style-name="T54">The </text:span><text:span text:style-name="T55">Application Framework, </text:span><text:span text:style-name="T57">written in Java and interpreted by the DVM,</text:span><text:span text:style-name="T55">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2"><text:span text:style-name="T56">The last and higher layer is the Applications layer. </text:span><text:span text:style-name="T57">Applications are built on top of the Applications Framework and provide the interfaces end users interact with. </text:span><text:span text:style-name="T58">Most of the apps are written in Java but developers are also free to </text:span><text:span text:style-name="T113">integrate it</text:span><text:span text:style-name="T58"> with native code for different purposes (e.g. games that extensively use GPU).</text:span></text:p>
        </text:list-item>
      </text:list>
      <text:p text:style-name="P10"/>
      <text:h text:style-name="P95" text:outline-level="3"><text:span text:style-name="T58">T</text:span><text:span text:style-name="T46">he Dalvik Virtual Machine</text:span></text:h>
      <text:p text:style-name="P12"/>
      <text:p text:style-name="P13"><text:soft-page-break/>Google decided to adopt Java as the programming language to write Android applications due to its popularity and pervasive nature. <text:span text:style-name="T127">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68">battery-</text:span>powered. The runtime core, nevertheless, is based on modern OS principles and process isolation is granted by having each application running in its own instance of the DVM. This, furthermore, improves also security by virtue of the <text:span text:style-name="T169">virtual machine</text:span> sandboxed <text:span text:style-name="T169">nature</text:span>. </text:p>
      <text:p text:style-name="P13"><text:tab/><text:span text:style-name="T129">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30">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70">in contrast</text:span>, that is based on registers, lacks code density (circa 25% larger source code) but increases the overall performance <text:span text:style-name="T170">by about</text:span> 32%. Having in mind all the hardware constraints of the devices the Android OS is designed for, this is an acceptable compromise.</text:p>
      <text:p text:style-name="P15"/>
      <text:h text:style-name="P91" text:outline-level="1">Chapter 3</text:h>
      <text:h text:style-name="P105" text:outline-level="2">Design</text:h>
      <text:p text:style-name="P17"/>
      <text:p text:style-name="P18"><text:soft-page-break/>The TARCEDROID sandbox is the core of the dynamic analysis provided by the TAP framework [1]. <text:span text:style-name="T131">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96" text:outline-level="3">What to collect</text:h>
      <text:p text:style-name="P19"/>
      <text:p text:style-name="P20">The main goal of the sandbox is to perform dynamic analysis of Android application <text:span text:style-name="T171">and</text:span> to provide extensive and relevant traces of an executed application. <text:span text:style-name="T132">The output should provide an overview of the app behavior and its control flows. Cyber security experts can, afterwords, analyze the obtained results to understand whether the analyzed code is malicious and, hence, be classified as malware.</text:span></text:p>
      <text:p text:style-name="P20"><text:tab/><text:span text:style-name="T133">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97" text:outline-level="3">Specifications</text:h>
      <text:p text:style-name="P21"/>
      <text:p text:style-name="P22">TRACEDROID aims at extending the already default Android profiling <text:span text:style-name="T172">feature</text:span> in giving more accurate and precise information about methods execution and process flow. <text:span text:style-name="T134">The traces should be as close as possible to the Java source code of the .dex files running in the DVM. The following are the main requirements that the dynamic analysis program should implement:</text:span></text:p>
      <text:list xml:id="list2692127327173766498" text:style-name="L3">
        <text:list-item>
          <text:p text:style-name="P74">A common interface that specifies which app should be <text:span text:style-name="T173">analyzed</text:span> at runtime.</text:p>
        </text:list-item>
        <text:list-item>
          <text:p text:style-name="P75">A common interface to store the output in files which are named in such a way to understand the process and the thread the traces are generated from.</text:p>
        </text:list-item>
        <text:list-item>
          <text:p text:style-name="P76">Providing full automation through its interfaces in order to be plugged in a bigger framework <text:span text:style-name="T174">such </text:span>as TAP.</text:p>
        </text:list-item>
        <text:list-item>
          <text:p text:style-name="P76">The traces should consist of the following:</text:p>
          <text:list>
            <text:list-item>
              <text:p text:style-name="P76">Timestamps of when each computation takes place</text:p>
            </text:list-item>
            <text:list-item>
              <text:p text:style-name="P77">Called method name.</text:p>
            </text:list-item>
            <text:list-item>
              <text:p text:style-name="P76"><text:soft-page-break/>Called method <text:span text:style-name="T175">class descriptor</text:span>.</text:p>
            </text:list-item>
            <text:list-item>
              <text:p text:style-name="P88">Called method return type and modifiers</text:p>
            </text:list-item>
            <text:list-item>
              <text:p text:style-name="P76">Values and types of the parameters and return values.</text:p>
            </text:list-item>
            <text:list-item>
              <text:p text:style-name="P78">Thrown exceptions unwinding.</text:p>
            </text:list-item>
            <text:list-item>
              <text:p text:style-name="P78">Indentation of the calls in order to make it easier to understand the results.</text:p>
            </text:list-item>
          </text:list>
        </text:list-item>
      </text:list>
      <text:p text:style-name="P23"/>
      <text:h text:style-name="P98" text:outline-level="3">Interact with TRACEDROID</text:h>
      <text:p text:style-name="P24"/>
      <text:p text:style-name="P25">In this section we describe how a user, or a program, should be able to interact with the TRACEDROID image in order to obtain traces of a running <text:span text:style-name="T136">app</text:span>. <text:span text:style-name="T135">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37">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76">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38">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38">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3563783806978665538" text:style-name="L4">
        <text:list-item>
          <text:p text:style-name="P79">The uid is the same: <text:span text:style-name="T139">the activity is initiated and the modified </text:span><text:span text:style-name="T16">Profile</text:span><text:span text:style-name="T139"> class is activated to filter all the calls made by the process. The traces are then written to files under /sdcard/ . When the activity finishes the VM returns, without killing the process, and the user can pull the dynamic </text:span><text:soft-page-break/><text:span text:style-name="T139">analysis results from the /sdcard/ via adb. </text:span></text:p>
        </text:list-item>
        <text:list-item>
          <text:p text:style-name="P80">The uid is not the same: <text:span text:style-name="T140">the activity is initiated but the </text:span><text:span text:style-name="T17">Profile </text:span><text:span text:style-name="T140">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41">This design respects the requirements points specified in the previous section. The described sequence provides both a common interface for tracing an app (the </text:span><text:span text:style-name="T18">push uid /sdcard/</text:span><text:span text:style-name="T141">) and for obtaining the dynamic analysis results (the pull /sdcard/treaces*). The system, furthermore, allows for full automation using the adb command line tool.</text:span></text:p>
      <text:p text:style-name="P28"/>
      <text:h text:style-name="P92" text:outline-level="1">Chapter 4</text:h>
      <text:h text:style-name="P106" text:outline-level="2">Implementation</text:h>
      <text:p text:style-name="P29"/>
      <text:p text:style-name="P30">In this chapter we discuss the implementation of the porting process: updating TRACEDROID from Android version 2.3.<text:span text:style-name="T143">4</text:span> (codename Ginger<text:span text:style-name="T143">b</text:span>read) to Android version 4.4 (codename KitKat). <text:span text:style-name="T142">The whole process is reproducible, the technical guides and sources can be found on the Github page of the project [15]. </text:span></text:p>
      <text:h text:style-name="P107" text:outline-level="2">Porting process</text:h>
      <text:h text:style-name="P99" text:outline-level="3"/>
      <text:h text:style-name="P99" text:outline-level="3">Target version</text:h>
      <text:p text:style-name="P33">The original version of the sandbox is based on Android 2.3.<text:span text:style-name="T144">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60"> </text:span><text:span text:style-name="T144">file an integer value called </text:span><text:span text:style-name="T19">minSdkVersion</text:span><text:span text:style-name="T60"> </text:span><text:span text:style-name="T61">which expresses the minimum api level required to run the </text:span><text:span text:style-name="T62">application </text:span><text:span text:style-name="T63">[17]</text:span><text:span text:style-name="T62">. </text:span><text:span text:style-name="T64">Developers, as a consequence, are not interested in </text:span><text:span text:style-name="T114">creating</text:span><text:span text:style-name="T64"> apps compatible with an Android version which has just a 0.8% of market share. </text:span><text:span text:style-name="T65">Th</text:span><text:span text:style-name="T115">e</text:span><text:span text:style-name="T65"> TRACEDROID compatibility rate, </text:span><text:span text:style-name="T115">as a consequence,</text:span><text:span text:style-name="T65"> decrease</text:span><text:span text:style-name="T115">s</text:span><text:span text:style-name="T65"> drastically.</text:span></text:p>
      <text:p text:style-name="P34"><text:span text:style-name="T65"><text:tab/></text:span><text:span text:style-name="T66">We, hence, decided to port the system to an higher Android version to increase the compatibility rate with applications to be dynamically analyzed. </text:span><text:span text:style-name="T67">We have chosen Android KitKat as the target version (Android 4.4, api level 19) for two main reasons. The first one is that this version </text:span><text:span text:style-name="T69">is the last one </text:span><text:span text:style-name="T67">still </text:span><text:span text:style-name="T116">using</text:span><text:span text:style-name="T67"> the Dalvik Virtual Machine as default runtime environment. </text:span><text:span text:style-name="T68">In KitKat the VM is now </text:span><text:soft-page-break/><text:span text:style-name="T68">implemented in C++ instead of C but the file structure and the functions provided are similar, making the porting process smoother. </text:span><text:span text:style-name="T69">The second reason is that </text:span><text:span text:style-name="T70">the market share of this platform is a high 18.1% and it </text:span><text:span text:style-name="T71">is</text:span><text:span text:style-name="T70"> the third most used android version. </text:span><text:span text:style-name="T72">Developers, being aware of the data, are interested in supporting this major version and hence most applications will have at least version 19 or lower as <text:s/></text:span><text:span text:style-name="T19">minSdkVersion</text:span><text:span text:style-name="T60"> </text:span><text:span text:style-name="T72">in their manifest file.</text:span></text:p>
      <text:p text:style-name="P34"/>
      <text:h text:style-name="P100" text:outline-level="3"><text:span text:style-name="T73">Porting</text:span><text:span text:style-name="T46"> tools</text:span></text:h>
      <text:p text:style-name="P35">The first step into porting TRACEDROID was to setup a build environment to download the Android source tree from Google git repositor<text:span text:style-name="T177">y</text:span> and to compile it to obtain a default system image. <text:span text:style-name="T145">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Android source code and successfully compiled it after solving the dependencies issues causing compilation errors. The technical details regarding the dependencies installed in the docker container for compiling both Gingerbread and KitKat can be found in the Github repository of the project [15].</text:span></text:p>
      <text:p text:style-name="P36"><text:tab/><text:span text:style-name="T146">We needed to install also the Android SDK tools to be able to emulate an Android system image. We performed this by installing Android studio and the required dependencies in our client Linux machine, in the specific “debian 3.16.0-4-amd64” [20]. The SDK tools allow us to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01" text:outline-level="3">Porting workflow</text:h>
      <text:p text:style-name="P37">TRACEDROID [1] performs the tracing by modifying the behavior of the virtual machine containing the application that we want to analyze dynamically. <text:span text:style-name="T147">The changes, hence, involve the files under the </text:span><text:span text:style-name="T20">dalvik/vm/</text:span><text:span text:style-name="T147"> folder in the Android source code. The first stage in the porting process was to understand the difference between the original TRACEDROID </text:span><text:span text:style-name="T20">dalvik/vm/</text:span><text:span text:style-name="T147">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48">The modifications were ported together with the addition of debugging messages to the Android logs via the ALOGD macro. After performing every step in the porting process we pushed the implemented files to the docker image responsible of building the sources. We compiled the </text:span><text:span text:style-name="T21">dalvik/vm/</text:span><text:span text:style-name="T148"> module with the </text:span><text:span text:style-name="T21">mm</text:span><text:span text:style-name="T148"> <text:s/>utility and then linked it to the other modules with a </text:span><text:span text:style-name="T21">make</text:span><text:span text:style-name="T148"> at the root of the Android source tree. After the compilation was terminated we pulled the </text:span><text:span text:style-name="T74">generated system image from </text:span><text:soft-page-break/><text:span text:style-name="T74">the container and we emulated it. We started </text:span><text:span text:style-name="T75">some activities to trigger TRACEDROID and analyzed the logs after it was terminated. </text:span><text:span text:style-name="T76">In the case there were no compile or runtime errors and the system was behaving as </text:span><text:span text:style-name="T117">e</text:span><text:span text:style-name="T121">x</text:span><text:span text:style-name="T117">pected</text:span><text:span text:style-name="T76"> the next modifications could be applied otherwise we rolled back to the applied changes and performed bug tracking and bug fixing. </text:span><text:span text:style-name="T77">The diagram showing the workflow of the porting process can be seen in figure 4.1.</text:span></text:p>
      <text:p text:style-name="P38"/>
      <text:h text:style-name="P102" text:outline-level="3">Porting steps</text:h>
      <text:p text:style-name="P39"><text:span text:style-name="T46">We explain in this section the incremental steps taken to perform the porting process. </text:span><text:span text:style-name="T78">We describe them in a chronological order as follows:</text:span></text:p>
      <text:list xml:id="list3337565240969847584" text:style-name="L5">
        <text:list-item>
          <text:p text:style-name="P81"><text:span text:style-name="T46">Enabling tracing for a specified app: </text:span><text:span text:style-name="T79">we added to the file </text:span><text:span text:style-name="T22">Globals.h</text:span><text:span text:style-name="T79"> the variables to deal with the common interface to specify which app to track by adding the uid file containing the uid of the application to </text:span><text:span text:style-name="T118">be </text:span><text:span text:style-name="T79">dynamically analyz</text:span><text:span text:style-name="T118">ed</text:span><text:span text:style-name="T79">. </text:span><text:span text:style-name="T80">We modified the </text:span><text:span text:style-name="T23">Init.cpp</text:span><text:span text:style-name="T80"> file to implement the functionality of reading the /sdcard/uid file and start the tracing in case an app with that </text:span><text:span text:style-name="T120">unique identifier</text:span><text:span text:style-name="T80"> is launched. </text:span></text:p>
        </text:list-item>
        <text:list-item>
          <text:p text:style-name="P82"><text:span text:style-name="T80">E</text:span><text:span text:style-name="T46">ntering method, exiting method and exception throwing </text:span><text:span text:style-name="T110">capturing</text:span><text:span text:style-name="T46">: </text:span><text:span text:style-name="T24">dvmMethodTraceAdd()</text:span><text:span text:style-name="T81"> is the method in </text:span><text:span text:style-name="T24">Profile.cpp</text:span><text:span text:style-name="T81"> responsible for intercepting the calls to enter or exit a method and also the thrown exceptions. </text:span><text:span text:style-name="T82">Every time this method is called, the action integer-type parameter holds one of the three values, </text:span><text:span text:style-name="T122">defined</text:span><text:span text:style-name="T82"> by three different macros, specifying what kind of call </text:span><text:span text:style-name="T123">is caught</text:span><text:span text:style-name="T83">.</text:span><text:span text:style-name="T82"> </text:span><text:span text:style-name="T84">In this step we added to </text:span><text:span text:style-name="T26">Profile.cpp</text:span><text:span text:style-name="T84"> the code to analyze this value and, depending on that to call, a method to handle the case. </text:span><text:span text:style-name="T85">The three methods to work with the three different </text:span><text:span text:style-name="T86">possibilities</text:span><text:span text:style-name="T85"> were also added, namely </text:span><text:span text:style-name="T25">handle_method</text:span><text:span text:style-name="T85">, </text:span><text:span text:style-name="T25">handle_return</text:span><text:span text:style-name="T85"> and </text:span><text:span text:style-name="T25">handle_throws</text:span><text:span text:style-name="T85">. </text:span></text:p>
        </text:list-item>
        <text:list-item>
          <text:p text:style-name="P83"><text:span text:style-name="T85">G</text:span><text:span text:style-name="T46">etting method indentation and timestamps: </text:span><text:span text:style-name="T87">in this phase we added the integer-type depth variable to the </text:span><text:span text:style-name="T27">Thread.h</text:span><text:span text:style-name="T87"> header to hold the indentation level. This value is increased before calling </text:span><text:span text:style-name="T27">handle_method</text:span><text:span text:style-name="T87"> and decreased before calling either </text:span><text:span text:style-name="T27">handle_return</text:span><text:span text:style-name="T87"> or </text:span><text:span text:style-name="T27">handle_throws</text:span><text:span text:style-name="T87">. </text:span><text:span text:style-name="T88">The </text:span><text:span text:style-name="T28">getWhitespace()</text:span><text:span text:style-name="T88"> method was then ported and the calls to this method added in the three handle ones in order to print correctly the indentation level and the timestamps of each method entered, or returned or an exception thrown.</text:span></text:p>
        </text:list-item>
        <text:list-item>
          <text:p text:style-name="P84"><text:span text:style-name="T111">Getting method modifiers, return type and class descriptor</text:span><text:span text:style-name="T46">: </text:span><text:span text:style-name="T89">the functions to get the called method modifiers calculated by </text:span><text:span text:style-name="T29">getModifiers()</text:span><text:span text:style-name="T89">, the return type and the class descriptor, both computed by </text:span><text:span text:style-name="T29">convertDescriptor()</text:span><text:span text:style-name="T89">, </text:span><text:span text:style-name="T90">were ported at this stage. </text:span><text:span text:style-name="T91">The calls to these function were added to </text:span><text:span text:style-name="T30">handle_method</text:span><text:span text:style-name="T91">.</text:span></text:p>
        </text:list-item>
        <text:list-item>
          <text:p text:style-name="P85"><text:span text:style-name="T91">R</text:span><text:span text:style-name="T46">etrieving parameters types and values: </text:span><text:span text:style-name="T97">f</text:span><text:span text:style-name="T92">irst the </text:span><text:span text:style-name="T31">parameterToString()</text:span><text:span text:style-name="T92"> </text:span><text:span text:style-name="T94">method was</text:span><text:span text:style-name="T92"> ported to get a string representation of a parameter containing both its type and its value. Second the </text:span><text:span text:style-name="T31">getParameters()</text:span><text:span text:style-name="T92"> one that iteratively computes the string representations of all the parameters </text:span><text:span text:style-name="T93">by calling the previously described method</text:span><text:span text:style-name="T92"> and returns an array containing the string representations of all the parameters. </text:span><text:span text:style-name="T94">Last the </text:span><text:span text:style-name="T32">getParameterString()</text:span><text:span text:style-name="T94"> function is implemented. It gives a string representation of the array computed by </text:span><text:span text:style-name="T32">getParameters()</text:span><text:span text:style-name="T94">. </text:span><text:span text:style-name="T95">The calls to these </text:span><text:soft-page-break/><text:span text:style-name="T95">computational procedures were then added to </text:span><text:span text:style-name="T33">handle_method</text:span><text:span text:style-name="T95"> </text:span><text:span text:style-name="T96">with an additional check to call them only in the case there are parameters to be computed.</text:span></text:p>
        </text:list-item>
        <text:list-item>
          <text:p text:style-name="P86"><text:span text:style-name="T46">Retrieving exceptions and return value: </text:span><text:span text:style-name="T98">to compute the string representation of a thrown exception or a returning value we first needed to modify the header declaration </text:span><text:span text:style-name="T100">(</text:span><text:span text:style-name="T35">Profile.h</text:span><text:span text:style-name="T100">) </text:span><text:span text:style-name="T98">regarding </text:span><text:span text:style-name="T34">dvmMethodTraceAdd()</text:span><text:span text:style-name="T98"> and the two macros responsible of calling this method in case of exception or returning method, respectively </text:span><text:span text:style-name="T34">TRACE_METHOD_UNROLL</text:span><text:span text:style-name="T98"> and </text:span><text:span text:style-name="T34">TRACE_METHOD_EXIT</text:span><text:span text:style-name="T98">. </text:span><text:span text:style-name="T99">The modification was implemented by adding an extra value to hold either the thrown exception or the returning value. </text:span><text:span text:style-name="T101">The</text:span><text:span text:style-name="T100"> new parameter was also added to </text:span><text:span text:style-name="T35">handle_return</text:span><text:span text:style-name="T100"> and </text:span><text:span text:style-name="T35">handle_throws</text:span><text:span text:style-name="T100">. </text:span><text:span text:style-name="T102">The returning value or the exception risen were added in the files were the macros to unroll or exit a method were present. </text:span><text:span text:style-name="T103">We added, as a last step, in handle_return and handle_throws respectively </text:span><text:span text:style-name="T36">parameterToString()</text:span><text:span text:style-name="T103"> and </text:span><text:span text:style-name="T36">convertDescriptor()</text:span><text:span text:style-name="T103"> functions to get a string representation of the returning value and the exception.</text:span></text:p>
        </text:list-item>
        <text:list-item>
          <text:p text:style-name="P87"><text:span text:style-name="T103">P</text:span><text:span text:style-name="T46">rinting the traces to </text:span><text:span text:style-name="T13">/sdcard/</text:span><text:span text:style-name="T46"> : </text:span><text:span text:style-name="T104">First the file pointer to the printing file </text:span><text:span text:style-name="T107">and the lock to perform the writing</text:span><text:span text:style-name="T104"> </text:span><text:span text:style-name="T107">were</text:span><text:span text:style-name="T104"> </text:span><text:span text:style-name="T105">added</text:span><text:span text:style-name="T104"> </text:span><text:span text:style-name="T124">to</text:span><text:span text:style-name="T104"> </text:span><text:span text:style-name="T37">Thread.h</text:span><text:span text:style-name="T104">. </text:span><text:span text:style-name="T106">The </text:span><text:span text:style-name="T38">prep_log()</text:span><text:span text:style-name="T106"> function was implemented in </text:span><text:span text:style-name="T38">Profile.cpp</text:span><text:span text:style-name="T106"> in order to </text:span><text:span text:style-name="T108">create</text:span><text:span text:style-name="T106"> the traces in files that follows the format </text:span><text:span text:style-name="T38">dump.Proces</text:span><text:span text:style-name="T44">s</text:span><text:span text:style-name="T38">ID.ThreadID.</text:span><text:span text:style-name="T106"> </text:span><text:span text:style-name="T108">The</text:span><text:span text:style-name="T38"> </text:span><text:span text:style-name="T39">ALOGD_TRACE </text:span><text:span text:style-name="T108">macro was declared in the </text:span><text:span text:style-name="T39">Profile.h</text:span><text:span text:style-name="T108"> header to actually print the retrieved values to </text:span><text:span text:style-name="T125">the appropriate </text:span><text:span text:style-name="T108">dump file. </text:span><text:span text:style-name="T109">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text:span text:style-name="T178">F</text:span>eatures and limitations of our implementation <text:span text:style-name="T178">are discussed in this section</text:span>. <text:span text:style-name="T149">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their porting status. The shorthand 'P' for ported and 'NP' for not ported is us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Features</text:p>
          </table:table-cell>
          <table:table-cell table:style-name="Table1.A1" office:value-type="string">
            <text:p text:style-name="P45">File</text:p>
          </table:table-cell>
          <table:table-cell table:style-name="Table1.A1" office:value-type="string">
            <text:p text:style-name="P45">Status</text:p>
          </table:table-cell>
          <table:table-cell table:style-name="Table1.D1" office:value-type="string">
            <text:p text:style-name="P45">Description</text:p>
          </table:table-cell>
        </table:table-row>
        <table:table-row>
          <table:table-cell table:style-name="Table1.A2" office:value-type="string">
            <text:p text:style-name="P45">uid interface</text:p>
          </table:table-cell>
          <table:table-cell table:style-name="Table1.A2" office:value-type="string">
            <text:p text:style-name="P45">Init.cpp</text:p>
          </table:table-cell>
          <table:table-cell table:style-name="Table1.A2" office:value-type="string">
            <text:p text:style-name="P45">P</text:p>
          </table:table-cell>
          <table:table-cell table:style-name="Table1.D2" office:value-type="string">
            <text:p text:style-name="P45"><text:span text:style-name="T179">A</text:span>llows to trace a specified app by storing its uid in the /sdcard/uid file</text:p>
          </table:table-cell>
        </table:table-row>
        <table:table-row>
          <table:table-cell table:style-name="Table1.A2" office:value-type="string">
            <text:p text:style-name="P45">Distinguish between method enter, exit and exception throwing</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text:span text:style-name="T180">M</text:span>akes <text:span text:style-name="T180">it </text:span>possible to produce different traces based on whether a method entrance, a method exit or an exception is throw <text:span text:style-name="T181">is being profiled</text:span>. <text:span text:style-name="T150">d</text:span><text:span text:style-name="T40">vmMethodTraceAdd()</text:span><text:span text:style-name="T112"> detects the type of action and calls a method to handle it. The three methods that can be called are </text:span><text:span text:style-name="T40">handle_method</text:span><text:span text:style-name="T112">, </text:span><text:span text:style-name="T40">handle_return</text:span><text:span text:style-name="T112">, </text:span><text:span text:style-name="T40">handle_throws</text:span><text:span text:style-name="T112">. </text:span></text:p>
          </table:table-cell>
        </table:table-row>
        <text:soft-page-break/>
        <table:table-row>
          <table:table-cell table:style-name="Table1.A2" office:value-type="string">
            <text:p text:style-name="P55"><text:span text:style-name="T152">Tracing</text:span> return values when profiling a method exit. </text:p>
          </table:table-cell>
          <table:table-cell table:style-name="Table1.A2" office:value-type="string">
            <text:p text:style-name="P56">Profile.h</text:p>
          </table:table-cell>
          <table:table-cell table:style-name="Table1.A2" office:value-type="string">
            <text:p text:style-name="P57">P</text:p>
          </table:table-cell>
          <table:table-cell table:style-name="Table1.D2" office:value-type="string">
            <text:p text:style-name="P56">The <text:span text:style-name="T13">TRACE_METHOD_EXIT</text:span> macro declaration is augmented to hold the returning value of a method. <text:span text:style-name="T153">The value is passed as a parameter from the calls to this macro present in the files under </text:span><text:span text:style-name="T42">dalvik/vm/</text:span><text:span text:style-name="T153">.</text:span></text:p>
          </table:table-cell>
        </table:table-row>
        <table:table-row>
          <table:table-cell table:style-name="Table1.A2" office:value-type="string">
            <text:p text:style-name="P58">Tracing exceptions when a thrown statement is <text:span text:style-name="T154">caught</text:span></text:p>
          </table:table-cell>
          <table:table-cell table:style-name="Table1.A2" office:value-type="string">
            <text:p text:style-name="P58">Profile.h</text:p>
          </table:table-cell>
          <table:table-cell table:style-name="Table1.A2" office:value-type="string">
            <text:p text:style-name="P58">P</text:p>
          </table:table-cell>
          <table:table-cell table:style-name="Table1.D2" office:value-type="string">
            <text:p text:style-name="P58">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46">Compute method calls' timestamps and indentation.</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3">getWhitespace()</text:span><text:span text:style-name="T46"> method.</text:span></text:p>
          </table:table-cell>
        </table:table-row>
        <table:table-row>
          <table:table-cell table:style-name="Table1.A2" office:value-type="string">
            <text:p text:style-name="P47">Compute method modifiers</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3">getModifiers()</text:span> method.</text:p>
          </table:table-cell>
        </table:table-row>
        <table:table-row>
          <table:table-cell table:style-name="Table1.A2" office:value-type="string">
            <text:p text:style-name="P48">Compute a method's return type and class descriptor </text:p>
          </table:table-cell>
          <table:table-cell table:style-name="Table1.A2" office:value-type="string">
            <text:p text:style-name="P49">Profile.cpp</text:p>
          </table:table-cell>
          <table:table-cell table:style-name="Table1.A2" office:value-type="string">
            <text:p text:style-name="P50">P</text:p>
          </table:table-cell>
          <table:table-cell table:style-name="Table1.D2" office:value-type="string">
            <text:p text:style-name="P50">Both the functionalities are implemented by the <text:span text:style-name="T41">convertDescriptor()</text:span><text:span text:style-name="T151"> method.</text:span></text:p>
          </table:table-cell>
        </table:table-row>
        <table:table-row>
          <table:table-cell table:style-name="Table1.A2" office:value-type="string">
            <text:p text:style-name="P51">Compute string representation of parameters and return value containing both types and values. </text:p>
          </table:table-cell>
          <table:table-cell table:style-name="Table1.A2" office:value-type="string">
            <text:p text:style-name="P52">Profile.cpp</text:p>
          </table:table-cell>
          <table:table-cell table:style-name="Table1.A2" office:value-type="string">
            <text:p text:style-name="P52">P</text:p>
          </table:table-cell>
          <table:table-cell table:style-name="Table1.D2" office:value-type="string">
            <text:p text:style-name="P54">The string representation of a returning value is calculated by <text:span text:style-name="T13">parameterToString()</text:span><text:span text:style-name="T46">. Since parameters can be more than one, the computation of their string representation is implemented in </text:span><text:span text:style-name="T13">getParameters()</text:span><text:span text:style-name="T46"> and </text:span><text:span text:style-name="T13">getParameterString()</text:span><text:span text:style-name="T46">. The former returns an array of string representations, the latter a singular string representation with the content of this array.</text:span></text:p>
          </table:table-cell>
        </table:table-row>
        <table:table-row>
          <table:table-cell table:style-name="Table1.A2" office:value-type="string">
            <text:p text:style-name="P59">Filter calls executing bytecode from a system jar</text:p>
          </table:table-cell>
          <table:table-cell table:style-name="Table1.A2" office:value-type="string">
            <text:p text:style-name="P53">Profile.cpp</text:p>
          </table:table-cell>
          <table:table-cell table:style-name="Table1.A2" office:value-type="string">
            <text:p text:style-name="P61">NP</text:p>
          </table:table-cell>
          <table:table-cell table:style-name="Table1.D2" office:value-type="string">
            <text:p text:style-name="P64">This feature, originally implemented in the <text:span text:style-name="T13">dvmMethodTraceAdd()</text:span> method, allows to omit the traces regarding methods that execute bytecode from a system jar where also the caller consist of bytecode from a system jar. <text:span text:style-name="T156">Not tracing these calls speeds up the system and excludes to profile calls that are assured not to contain malicious code.</text:span></text:p>
          </table:table-cell>
        </table:table-row>
        <table:table-row>
          <table:table-cell table:style-name="Table1.A2" office:value-type="string">
            <text:p text:style-name="P59">Compute string representation of <text:span text:style-name="T155">a Java object</text:span></text:p>
          </table:table-cell>
          <table:table-cell table:style-name="Table1.A2" office:value-type="string">
            <text:p text:style-name="P53">Profile.cpp</text:p>
          </table:table-cell>
          <table:table-cell table:style-name="Table1.A2" office:value-type="string">
            <text:p text:style-name="P60">NP</text:p>
          </table:table-cell>
          <table:table-cell table:style-name="Table1.D2" office:value-type="string">
            <text:p text:style-name="P65">This functionality, originally implemented by the <text:span text:style-name="T13">objectToString()</text:span> method, consist<text:span text:style-name="T157">s</text:span> in getting the string representation of a parameter or returning value <text:span text:style-name="T158">if</text:span> it <text:span text:style-name="T157">is a Java object. The method calls the object's Java class </text:span><text:span text:style-name="T43">toString()</text:span><text:span text:style-name="T157"> method in the case there is one. A boolean variable, called </text:span><text:span text:style-name="T43">inMethodTraceAdd()</text:span><text:span text:style-name="T157">, is also needed in </text:span><text:span text:style-name="T43">dvmMethodTraceAdd()</text:span><text:span text:style-name="T157"> not to trace the calls to the </text:span><text:span text:style-name="T43">toString()</text:span><text:span text:style-name="T157"> method. </text:span></text:p>
          </table:table-cell>
        </table:table-row>
        <table:table-row>
          <table:table-cell table:style-name="Table1.A2" office:value-type="string">
            <text:p text:style-name="P62">Creating trace files under /sdcard/ according to format dump.PID.TID</text:p>
          </table:table-cell>
          <table:table-cell table:style-name="Table1.A2" office:value-type="string">
            <text:p text:style-name="P62">Profile.cpp</text:p>
          </table:table-cell>
          <table:table-cell table:style-name="Table1.A2" office:value-type="string">
            <text:p text:style-name="P62">P</text:p>
          </table:table-cell>
          <table:table-cell table:style-name="Table1.D2" office:value-type="string">
            <text:p text:style-name="P66">Implemented by prep_log() method. <text:span text:style-name="T159">It creates dump files for the current process for each of its threads. The process id and the thread id is part of the dump filenames. This allows distinguishing between the traces of each thread of the profiled application.</text:span></text:p>
          </table:table-cell>
        </table:table-row>
        <table:table-row>
          <table:table-cell table:style-name="Table1.A2" office:value-type="string">
            <text:p text:style-name="P62">Printing traces to dump files.</text:p>
          </table:table-cell>
          <table:table-cell table:style-name="Table1.A2" office:value-type="string">
            <text:p text:style-name="P63">Profile.h</text:p>
          </table:table-cell>
          <table:table-cell table:style-name="Table1.A2" office:value-type="string">
            <text:p text:style-name="P63">P</text:p>
          </table:table-cell>
          <table:table-cell table:style-name="Table1.D2" office:value-type="string">
            <text:p text:style-name="P67">Implemented by the <text:span text:style-name="T13">ALOGD_TRACE</text:span> macro. <text:span text:style-name="T160">It acquires a lock to write to the dump files and then it writes the </text:span><text:soft-page-break/><text:span text:style-name="T160">trace logs to the thread dump file.</text:span></text:p>
          </table:table-cell>
        </table:table-row>
      </table:table>
      <text:p text:style-name="P41"/>
      <text:p text:style-name="P42">As it can be seen in table 4.2 most functionalities have been successfully ported and adapted to Android 4.4 source code. <text:span text:style-name="T161">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text:span><text:span text:style-name="T45">parameterToString()</text:span><text:span text:style-name="T161"> method. It has been substituted by printing the class descriptor of the object and the keyword “Object” to highlight that the parameter or the returning value is a Java object created by that class.</text:span></text:p>
      <text:p text:style-name="P42"/>
      <text:h text:style-name="P93" text:outline-level="1">Chapter <text:span text:style-name="T162">5</text:span></text:h>
      <text:h text:style-name="P108" text:outline-level="2">Evaluation</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0T21:46:12.874959363</dc:date>
    <dc:creator>dimitri </dc:creator>
    <meta:editing-duration>PT23H34M47S</meta:editing-duration>
    <meta:editing-cycles>579</meta:editing-cycles>
    <meta:document-statistic meta:table-count="1" meta:image-count="0" meta:object-count="0" meta:page-count="13" meta:paragraph-count="139" meta:word-count="4777" meta:character-count="29536" meta:non-whitespace-character-count="24884"/>
  </office:meta>
</office:document-meta>
</file>